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rame_20_contents">
      <style:text-properties fo:color="#c9211e" loext:opacity="100%" officeooo:rsid="0019690f" officeooo:paragraph-rsid="0019690f" fo:background-color="transparent"/>
    </style:style>
    <style:style style:name="P2" style:family="paragraph" style:parent-style-name="Frame_20_contents">
      <style:text-properties officeooo:paragraph-rsid="001bb7c5"/>
    </style:style>
    <style:style style:name="P3" style:family="paragraph" style:parent-style-name="Frame_20_contents">
      <style:text-properties officeooo:paragraph-rsid="001a05cd"/>
    </style:style>
    <style:style style:name="P4" style:family="paragraph" style:parent-style-name="Frame_20_contents">
      <style:text-properties officeooo:paragraph-rsid="0019690f"/>
    </style:style>
    <style:style style:name="P5" style:family="paragraph" style:parent-style-name="Frame_20_contents">
      <style:text-properties fo:color="#ffffff" loext:opacity="100%" officeooo:rsid="0019690f" officeooo:paragraph-rsid="0019690f" fo:background-color="transparent"/>
    </style:style>
    <style:style style:name="P6" style:family="paragraph" style:parent-style-name="Frame_20_contents">
      <style:text-properties fo:color="#ffffff" loext:opacity="100%" officeooo:paragraph-rsid="0019690f"/>
    </style:style>
    <style:style style:name="P7" style:family="paragraph" style:parent-style-name="Frame_20_contents">
      <style:text-properties officeooo:paragraph-rsid="001f5766"/>
    </style:style>
    <style:style style:name="P8" style:family="paragraph" style:parent-style-name="Standard">
      <loext:graphic-properties draw:fill="none"/>
      <style:paragraph-properties fo:margin-left="-1.9cm" fo:margin-right="0cm" fo:text-indent="0cm" style:auto-text-indent="false" fo:background-color="transparent"/>
    </style:style>
    <style:style style:name="P9" style:family="paragraph" style:parent-style-name="Standard" style:master-page-name="">
      <loext:graphic-properties draw:fill="none"/>
      <style:paragraph-properties fo:margin-left="-1.9cm" fo:margin-right="0cm" fo:text-indent="0cm" style:auto-text-indent="false" style:page-number="auto" fo:background-color="transparent"/>
    </style:style>
    <style:style style:name="P10" style:family="paragraph">
      <style:paragraph-properties fo:text-align="center"/>
    </style:style>
    <style:style style:name="P11" style:family="paragraph">
      <loext:graphic-properties draw:fill-color="#800080"/>
    </style:style>
    <style:style style:name="P12" style:family="paragraph">
      <loext:graphic-properties draw:fill-color="#55308d"/>
      <style:paragraph-properties style:writing-mode="lr-tb"/>
    </style:style>
    <style:style style:name="P13" style:family="paragraph">
      <loext:graphic-properties draw:fill-color="#a7074b"/>
      <style:paragraph-properties style:writing-mode="lr-tb"/>
    </style:style>
    <style:style style:name="P14" style:family="paragraph">
      <loext:graphic-properties draw:fill-color="#7b3d00"/>
      <style:paragraph-properties style:writing-mode="lr-tb"/>
    </style:style>
    <style:style style:name="P15" style:family="paragraph">
      <style:paragraph-properties style:writing-mode="lr-tb"/>
    </style:style>
    <style:style style:name="P16" style:family="paragraph">
      <style:text-properties fo:font-size="12pt"/>
    </style:style>
    <style:style style:name="P17" style:family="paragraph">
      <loext:graphic-properties draw:fill-color="#b47804"/>
      <style:paragraph-properties style:writing-mode="lr-tb"/>
    </style:style>
    <style:style style:name="P18" style:family="paragraph">
      <loext:graphic-properties draw:fill-color="#50200c"/>
      <style:paragraph-properties style:writing-mode="lr-tb"/>
    </style:style>
    <style:style style:name="P19" style:family="paragraph">
      <loext:graphic-properties draw:fill-color="#127622"/>
      <style:paragraph-properties style:writing-mode="lr-tb"/>
      <style:text-properties fo:font-size="12pt"/>
    </style:style>
    <style:style style:name="P20" style:family="paragraph">
      <loext:graphic-properties draw:fill-color="#acb20c"/>
      <style:paragraph-properties style:writing-mode="lr-tb"/>
    </style:style>
    <style:style style:name="T1" style:family="text">
      <style:text-properties officeooo:rsid="001bb7c5"/>
    </style:style>
    <style:style style:name="T2" style:family="text">
      <style:text-properties officeooo:rsid="001a05cd"/>
    </style:style>
    <style:style style:name="T3" style:family="text">
      <style:text-properties officeooo:rsid="0019690f"/>
    </style:style>
    <style:style style:name="T4" style:family="text">
      <style:text-properties fo:color="#c9211e" loext:opacity="100%" officeooo:rsid="0019690f" fo:background-color="transparent" loext:char-shading-value="0"/>
    </style:style>
    <style:style style:name="T5" style:family="text">
      <style:text-properties fo:color="#ffffff" loext:opacity="100%"/>
    </style:style>
    <style:style style:name="T6" style:family="text">
      <style:text-properties officeooo:rsid="0019690f" fo:background-color="transparent" loext:char-shading-value="0"/>
    </style:style>
    <style:style style:name="T7" style:family="text">
      <style:text-properties officeooo:rsid="001f5766"/>
    </style:style>
    <style:style style:name="gr1" style:family="graphic">
      <style:graphic-properties draw:textarea-vertical-align="middle" draw:auto-grow-height="false" fo:min-height="1.536cm" fo:min-width="4.542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 style:parent-style-name="Frame">
      <style:graphic-properties svg:stroke-color="#800080" draw:fill-color="#800080" draw:textarea-horizontal-align="justify" draw:textarea-vertical-align="middle" draw:auto-grow-height="false" fo:min-height="2.381cm" fo:min-width="7.08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text-properties style:text-blinking="true"/>
    </style:style>
    <style:style style:name="gr3" style:family="graphic" style:parent-style-name="Frame">
      <style:graphic-properties draw:fill-color="#55308d" draw:textarea-horizontal-align="justify" draw:textarea-vertical-align="middle" draw:auto-grow-height="false" fo:min-height="1.762cm" fo:min-width="5.325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 style:parent-style-name="Frame">
      <style:graphic-properties draw:fill-color="#a7074b" draw:textarea-horizontal-align="justify" draw:textarea-vertical-align="middle" draw:auto-grow-height="false" fo:min-height="1.762cm" fo:min-width="4.53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 style:parent-style-name="Frame">
      <style:graphic-properties draw:fill-color="#7b3d00" draw:textarea-horizontal-align="justify" draw:textarea-vertical-align="middle" draw:auto-grow-height="false" fo:min-height="1.806cm" fo:min-width="4.687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 style:parent-style-name="Frame">
      <style:graphic-properties draw:textarea-horizontal-align="justify" draw:textarea-vertical-align="middle" draw:auto-grow-height="false" fo:min-height="1.762cm" fo:min-width="4.535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textarea-horizontal-align="justify" draw:textarea-vertical-align="middle" draw:auto-grow-height="false" fo:min-height="0.974cm" fo:min-width="0.27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textarea-horizontal-align="justify" draw:textarea-vertical-align="middle" draw:auto-grow-height="false" fo:min-height="1.171cm" fo:min-width="0.25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textarea-horizontal-align="justify" draw:textarea-vertical-align="middle" draw:auto-grow-height="false" fo:min-height="1.543cm" fo:min-width="0.291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textarea-horizontal-align="justify" draw:textarea-vertical-align="middle" draw:auto-grow-height="false" fo:min-height="0.295cm" fo:min-width="1.77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textarea-horizontal-align="justify" draw:textarea-vertical-align="middle" draw:auto-grow-height="false" fo:min-height="1.475cm" fo:min-width="0.272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textarea-horizontal-align="justify" draw:textarea-vertical-align="middle" draw:auto-grow-height="false" fo:min-height="0.236cm" fo:min-width="2.221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textarea-horizontal-align="justify" draw:textarea-vertical-align="middle" draw:auto-grow-height="false" fo:min-height="0.268cm" fo:min-width="2.97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 style:parent-style-name="Frame">
      <style:graphic-properties draw:fill-color="#7b3d00" draw:textarea-horizontal-align="justify" draw:textarea-vertical-align="middle" draw:auto-grow-height="false" fo:min-height="1.924cm" fo:min-width="3.912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 style:parent-style-name="Frame">
      <style:graphic-properties draw:fill-color="#b47804" draw:textarea-horizontal-align="justify" draw:textarea-vertical-align="middle" draw:auto-grow-height="false" fo:min-height="1.762cm" fo:min-width="4.101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 style:parent-style-name="Frame">
      <style:graphic-properties draw:fill-color="#50200c" draw:textarea-horizontal-align="justify" draw:textarea-vertical-align="middle" draw:auto-grow-height="false" fo:min-height="1.762cm" fo:min-width="5.249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 style:parent-style-name="Frame">
      <style:graphic-properties draw:fill-color="#127622" draw:textarea-horizontal-align="justify" draw:textarea-vertical-align="middle" draw:auto-grow-height="false" fo:min-height="1.764cm" fo:min-width="4.893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 style:parent-style-name="Frame">
      <style:graphic-properties draw:fill-color="#acb20c" draw:textarea-horizontal-align="justify" draw:textarea-vertical-align="middle" draw:auto-grow-height="false" fo:min-height="1.762cm" fo:min-width="4.743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custom-shape text:anchor-type="paragraph" draw:z-index="0" draw:name="Shape 18" draw:style-name="gr18" draw:text-style-name="P20" svg:width="4.744cm" svg:height="1.763cm" svg:x="-1.138cm" svg:y="10.396cm"><text:p text:style-name="P2"><text:span text:style-name="T1"><text:s text:c="4"/>Graphical display</text:span></text:p><draw:enhanced-geometry svg:viewBox="0 0 21600 21600" draw:type="rectangle" draw:enhanced-path="M 0 0 L 21600 0 21600 21600 0 21600 0 0 Z N"/></draw:custom-shape><draw:custom-shape text:anchor-type="paragraph" draw:z-index="1" draw:name="Shape 17" draw:style-name="gr17" draw:text-style-name="P19" svg:width="4.894cm" svg:height="1.765cm" svg:x="5.63cm" svg:y="10.377cm"><text:p text:style-name="P7"><text:span text:style-name="T2">Display on console and options to give reqired </text:span></text:p><text:p text:style-name="P7"><text:span text:style-name="T2"><text:s text:c="17"/>data </text:span></text:p><draw:enhanced-geometry svg:viewBox="0 0 21600 21600" draw:type="rectangle" draw:enhanced-path="M 0 0 L 21600 0 21600 21600 0 21600 0 0 Z N"/></draw:custom-shape><draw:custom-shape text:anchor-type="paragraph" draw:z-index="2" draw:name="Shape 16" draw:style-name="gr16" draw:text-style-name="P18" svg:width="5.25cm" svg:height="1.763cm" svg:x="13.06cm" svg:y="10.488cm"><text:p text:style-name="P7"><text:span text:style-name="T2"><text:s text:c="3"/>BUY and SELL (Paper <text:s text:c="4"/></text:span></text:p><text:p text:style-name="P7"><text:span text:style-name="T2"><text:s text:c="30"/>Tarding)</text:span></text:p><draw:enhanced-geometry svg:viewBox="0 0 21600 21600" draw:type="rectangle" draw:enhanced-path="M 0 0 L 21600 0 21600 21600 0 21600 0 0 Z N"/></draw:custom-shape><draw:custom-shape text:anchor-type="paragraph" draw:z-index="3" draw:name="Shape 15" draw:style-name="gr15" draw:text-style-name="P17" svg:width="4.102cm" svg:height="1.763cm" svg:x="10.541cm" svg:y="13.91cm"><text:p text:style-name="P3"><text:span text:style-name="T2"><text:s text:c="5"/>Send TO Mail</text:span></text:p><draw:enhanced-geometry svg:viewBox="0 0 21600 21600" draw:type="rectangle" draw:enhanced-path="M 0 0 L 21600 0 21600 21600 0 21600 0 0 Z N"/></draw:custom-shape><draw:custom-shape text:anchor-type="paragraph" draw:z-index="4" draw:name="Shape 14" draw:style-name="gr14" draw:text-style-name="P14" svg:width="3.913cm" svg:height="1.925cm" svg:x="14.907cm" svg:y="13.949cm"><text:p text:style-name="P7"><text:span text:style-name="T2">Data store in binary and text formate </text:span></text:p><text:p text:style-name="P7"><text:span text:style-name="T7">(</text:span><text:span text:style-name="T2">in <text:s text:c="2"/>xml/csv file)</text:span></text:p><draw:enhanced-geometry svg:viewBox="0 0 21600 21600" draw:type="rectangle" draw:enhanced-path="M 0 0 L 21600 0 21600 21600 0 21600 0 0 Z N"/></draw:custom-shape><draw:custom-shape text:anchor-type="paragraph" draw:z-index="5" draw:name="Shape 13" draw:style-name="gr6" draw:text-style-name="P15" svg:width="4.536cm" svg:height="1.763cm" svg:x="14.076cm" svg:y="3.664cm"><text:p text:style-name="P4"><text:span text:style-name="T3">Data store in text file</text:span></text:p><draw:enhanced-geometry svg:viewBox="0 0 21600 21600" draw:type="rectangle" draw:enhanced-path="M 0 0 L 21600 0 21600 21600 0 21600 0 0 Z N"/></draw:custom-shape><draw:custom-shape text:anchor-type="paragraph" draw:z-index="6" draw:name="Shape 12" draw:style-name="gr6" draw:text-style-name="P15" svg:width="4.536cm" svg:height="1.763cm" svg:x="14.076cm" svg:y="3.664cm"><text:p text:style-name="P4"><text:span text:style-name="T3">Data store in text file</text:span></text:p><draw:enhanced-geometry svg:viewBox="0 0 21600 21600" draw:type="rectangle" draw:enhanced-path="M 0 0 L 21600 0 21600 21600 0 21600 0 0 Z N"/></draw:custom-shape><draw:custom-shape text:anchor-type="paragraph" draw:z-index="7" draw:name="Shape 11" draw:style-name="gr6" draw:text-style-name="P15" svg:width="4.536cm" svg:height="1.763cm" svg:x="14.076cm" svg:y="3.664cm"><text:p text:style-name="P4"><text:span text:style-name="T3">Data store in text file</text:span></text:p><draw:enhanced-geometry svg:viewBox="0 0 21600 21600" draw:type="rectangle" draw:enhanced-path="M 0 0 L 21600 0 21600 21600 0 21600 0 0 Z N"/></draw:custom-shape><draw:custom-shape text:anchor-type="paragraph" draw:z-index="8" draw:name="Shape 4" draw:style-name="gr13" svg:width="3.402cm" svg:height="0.533cm" svg:x="10.675cm" svg:y="4.25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2" draw:name="Shape 9" draw:style-name="gr9" draw:text-style-name="P15" svg:width="0.581cm" svg:height="1.763cm" svg:x="7.706cm" svg:y="8.56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3" draw:name="Shape 8" draw:style-name="gr8" svg:width="0.511cm" svg:height="1.338cm" svg:x="7.652cm" svg:y="5.466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4" draw:name="Shape 7" draw:style-name="gr7" svg:width="0.549cm" svg:height="1.112cm" svg:x="7.555cm" svg:y="2.593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5" draw:name="Shape 6" draw:style-name="gr6" draw:text-style-name="P15" svg:width="4.536cm" svg:height="1.763cm" svg:x="14.076cm" svg:y="3.664cm"><text:p text:style-name="P4"><text:span text:style-name="T3">Data store in text file</text:span></text:p><draw:enhanced-geometry svg:viewBox="0 0 21600 21600" draw:type="rectangle" draw:enhanced-path="M 0 0 L 21600 0 21600 21600 0 21600 0 0 Z N"/></draw:custom-shape><draw:custom-shape text:anchor-type="paragraph" draw:z-index="16" draw:name="Shape 5" draw:style-name="gr5" draw:text-style-name="P14" svg:width="4.687cm" svg:height="1.807cm" svg:x="5.514cm" svg:y="13.829cm"><text:p text:style-name="P7"><text:span text:style-name="T1"><text:s/>Client access this data <text:s/></text:span></text:p><text:p text:style-name="P7"><text:span text:style-name="T1"><text:s text:c="9"/></text:span><text:span text:style-name="T7">T</text:span><text:span text:style-name="T1">hrough UDP </text:span></text:p><draw:enhanced-geometry svg:viewBox="0 0 21600 21600" draw:type="rectangle" draw:enhanced-path="M 0 0 L 21600 0 21600 21600 0 21600 0 0 Z N"/></draw:custom-shape><draw:custom-shape text:anchor-type="paragraph" draw:z-index="17" draw:name="Shape 3" draw:style-name="gr4" draw:text-style-name="P13" svg:width="4.53cm" svg:height="1.763cm" svg:x="5.729cm" svg:y="6.803cm"><text:p text:style-name="P7"><text:span text:style-name="T2"><text:s text:c="12"/>Perform Operations/calculations <text:s text:c="2"/></text:span></text:p><text:p text:style-name="P7"><text:span text:style-name="T2"><text:s text:c="12"/>on table </text:span></text:p><draw:enhanced-geometry svg:viewBox="0 0 21600 21600" draw:type="rectangle" draw:enhanced-path="M 0 0 L 21600 0 21600 21600 0 21600 0 0 Z N"/></draw:custom-shape><draw:custom-shape text:anchor-type="paragraph" draw:z-index="18" draw:name="Shape 2" draw:style-name="gr3" draw:text-style-name="P12" svg:width="5.326cm" svg:height="1.763cm" svg:x="5.35cm" svg:y="3.704cm"><text:p text:style-name="P1"><text:s text:c="11"/><text:span text:style-name="T5">STORE DATA </text:span></text:p><text:p text:style-name="P5"><text:s text:c="11"/>packet by packet into <text:s text:c="9"/></text:p><text:p text:style-name="P6"><text:span text:style-name="T6"><text:s text:c="11"/>structure</text:span></text:p><draw:enhanced-geometry svg:viewBox="0 0 21600 21600" draw:type="rectangle" draw:enhanced-path="M 0 0 L 21600 0 21600 21600 0 21600 0 0 Z N"/></draw:custom-shape><draw:custom-shape text:anchor-type="paragraph" draw:z-index="19" draw:name="Shape 1" draw:style-name="gr2" draw:text-style-name="P11" svg:width="7.088cm" svg:height="2.382cm" svg:x="4.514cm" svg:y="0.201cm"><text:p text:style-name="P4"><text:span text:style-name="T3"><text:s text:c="21"/>NSE MARKET</text:span></text:p><draw:enhanced-geometry svg:viewBox="0 0 21600 21600" draw:type="rectangle" draw:enhanced-path="M 0 0 L 21600 0 21600 21600 0 21600 0 0 Z N"/></draw:custom-shape><draw:custom-shape text:anchor-type="paragraph" draw:z-index="9" draw:name="Shape 19" draw:style-name="gr12" svg:width="2.537cm" svg:height="0.473cm" svg:x="10.523cm" svg:y="10.98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0" draw:name="Shape 20" draw:style-name="gr11" draw:text-style-name="P15" svg:width="0.542cm" svg:height="1.685cm" svg:x="7.631cm" svg:y="12.13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1" draw:name="Shape 21" draw:style-name="gr10" draw:text-style-name="P16" svg:width="2.027cm" svg:height="0.588cm" svg:x="3.605cm" svg:y="10.832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0" draw:name="Shape 10" draw:style-name="gr1" draw:text-style-name="P10" svg:width="4.543cm" svg:height="1.537cm" draw:transform="rotate (3.13129521100303) translate (17.3637222222222cm 13.8165416666667cm)"><text:p/><draw:enhanced-geometry svg:viewBox="0 0 787 799" draw:type="non-primitive" draw:enhanced-path="M 439 12 L 535 102 391 246 252 108 349 12 0 0 12 348 108 258 282 433 282 799 511 799 511 427 685 252 781 348 787 0 439 12 Z N"/></draw:custom-shap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0T10:19:46.079674083</meta:creation-date>
    <dc:date>2024-10-10T11:45:01.853523391</dc:date>
    <meta:editing-duration>PT1H14M40S</meta:editing-duration>
    <meta:editing-cycles>6</meta:editing-cycles>
    <meta:generator>LibreOffice/24.2.6.2$Linux_X86_64 LibreOffice_project/420$Build-2</meta:generator>
    <meta:document-statistic meta:table-count="0" meta:image-count="0" meta:object-count="0" meta:page-count="1" meta:paragraph-count="20" meta:word-count="68" meta:character-count="550" meta:non-whitespace-character-count="327"/>
  </office:meta>
</office:document-meta>
</file>